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d1db" officeooo:paragraph-rsid="000dd1db"/>
    </style:style>
    <style:style style:name="P2" style:family="paragraph" style:parent-style-name="Standard" style:list-style-name="L1">
      <style:text-properties officeooo:paragraph-rsid="000dd1db"/>
    </style:style>
    <style:style style:name="T1" style:family="text">
      <style:text-properties officeooo:rsid="000dd1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46454738" text:style-name="L1">
        <text:list-item>
          <text:p text:style-name="P2"><text:span text:style-name="T1">O que é Git?</text:span></text:p>
        </text:list-item>
        <text:list-item>
          <text:p text:style-name="P1">O que é GitHub?</text:p>
        </text:list-item>
        <text:list-item>
          <text:p text:style-name="P1">Passo a passo para instalação do Git;</text:p>
        </text:list-item>
        <text:list-item>
          <text:p text:style-name="P1">Passo a passo para instalação do GitHub;</text:p>
        </text:list-item>
        <text:list-item>
          <text:p text:style-name="P1">Como criar seu primeiro repositório?</text:p>
        </text:list-item>
        <text:list-item>
          <text:p text:style-name="P1">Comandos mais usados no GitHub;</text:p>
        </text:list-item>
        <text:list-item>
          <text:p text:style-name="P1">Documentação para usar na formatação do README;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2T13:16:28.563000000</dc:date>
    <meta:editing-duration>PT3M59S</meta:editing-duration>
    <meta:editing-cycles>1</meta:editing-cycles>
    <meta:document-statistic meta:table-count="0" meta:image-count="0" meta:object-count="0" meta:page-count="1" meta:paragraph-count="8" meta:word-count="47" meta:character-count="226" meta:non-whitespace-character-count="194"/>
    <meta:generator>LibreOffice/7.3.5.2$Windows_X86_64 LibreOffice_project/184fe81b8c8c30d8b5082578aee2fed2ea847c01</meta:generator>
  </office:meta>
</office:document-meta>
</file>